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, 'courier new'"/>
    <style:font-face style:name="SFMono-Regular" svg:font-family="SFMono-Regular, Consolas, 'Liberation Mono', Menlo, Courier, monospace"/>
    <style:font-face style:name="Segoe UI" svg:font-family="'Segoe UI', Arial, sans-serif"/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06cm" fo:margin-left="0cm" fo:margin-right="-0.005cm" table:align="margins"/>
    </style:style>
    <style:style style:name="Table1.A" style:family="table-column">
      <style:table-column-properties style:column-width="5.32cm" style:rel-column-width="20501*"/>
    </style:style>
    <style:style style:name="Table1.B" style:family="table-column">
      <style:table-column-properties style:column-width="7.992cm" style:rel-column-width="30799*"/>
    </style:style>
    <style:style style:name="Table1.C" style:family="table-column">
      <style:table-column-properties style:column-width="3.694cm" style:rel-column-width="1423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006cm" fo:margin-left="0cm" fo:margin-right="-0.005cm" table:align="margins"/>
    </style:style>
    <style:style style:name="Table2.A" style:family="table-column">
      <style:table-column-properties style:column-width="10.253cm" style:rel-column-width="39514*"/>
    </style:style>
    <style:style style:name="Table2.B" style:family="table-column">
      <style:table-column-properties style:column-width="6.752cm" style:rel-column-width="26021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0.365cm" table:align="left"/>
    </style:style>
    <style:style style:name="Table3.A" style:family="table-column">
      <style:table-column-properties style:column-width="4.108cm"/>
    </style:style>
    <style:style style:name="Table3.B" style:family="table-column">
      <style:table-column-properties style:column-width="6.257cm"/>
    </style:style>
    <style:style style:name="Table3.A1" style:family="table-cell">
      <style:table-cell-properties style:vertical-align="middle" fo:padding="0.049cm" fo:border="none"/>
    </style:style>
    <style:style style:name="Table3.B1" style:family="table-cell">
      <style:table-cell-properties fo:padding="0.049cm" fo:border="none"/>
    </style:style>
    <style:style style:name="P1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Segoe UI" fo:font-size="12pt" fo:letter-spacing="normal" fo:font-style="normal" fo:font-weight="normal" style:font-size-asian="12pt" style:font-size-complex="12pt"/>
    </style:style>
    <style:style style:name="P5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style:font-name="Consolas" fo:font-size="12pt" fo:letter-spacing="normal" fo:font-style="normal" fo:font-weight="normal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able_20_Contents">
      <style:paragraph-properties style:line-height-at-least="0.529cm" fo:padding="0cm" fo:border="none"/>
      <style:text-properties fo:color="#24292e" style:font-name="SFMono-Regular" fo:font-size="9pt"/>
    </style:style>
    <style:style style:name="P8" style:family="paragraph" style:parent-style-name="Table_20_Contents">
      <style:paragraph-properties style:line-height-at-least="0.529cm" fo:padding="0cm" fo:border="none"/>
      <style:text-properties fo:color="#24292e" style:font-name="SFMono-Regular" fo:font-size="9pt" style:font-size-asian="2pt" style:font-size-complex="2pt"/>
    </style:style>
    <style:style style:name="P9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000000" style:font-name="Segoe UI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Segoe UI" fo:font-size="12pt" fo:letter-spacing="normal" fo:font-style="normal" fo:font-weight="normal" style:font-size-asian="12pt" style:font-size-complex="12pt"/>
    </style:style>
    <style:style style:name="P11" style:family="paragraph" style:parent-style-name="Text_20_body" style:list-style-name="L1">
      <style:paragraph-properties fo:margin-left="0cm" fo:margin-right="0cm" fo:orphans="2" fo:widows="2" fo:text-indent="0cm" style:auto-text-indent="false"/>
      <style:text-properties fo:font-variant="normal" fo:text-transform="none" fo:color="#000000" style:font-name="Segoe UI" fo:font-size="12pt" fo:letter-spacing="normal" fo:font-style="normal" fo:font-weight="normal" style:font-size-asian="12pt" style:font-size-complex="12pt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Segoe UI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3" style:family="paragraph" style:parent-style-name="Text_20_body" style:list-style-name="L1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0000cd" style:font-name="Consolas" fo:font-size="12pt" fo:letter-spacing="normal" fo:font-style="normal" fo:font-weight="normal"/>
    </style:style>
    <style:style style:name="T2" style:family="text">
      <style:text-properties fo:font-variant="normal" fo:text-transform="none" style:font-name="Consolas" fo:font-size="12pt" fo:letter-spacing="normal" fo:font-style="normal" fo:font-weight="normal"/>
    </style:style>
    <style:style style:name="T3" style:family="text">
      <style:text-properties fo:font-variant="normal" fo:text-transform="none" fo:color="#ff0000" style:font-name="Consolas" fo:font-size="12pt" fo:letter-spacing="normal" fo:font-style="normal" fo:font-weight="normal"/>
    </style:style>
    <style:style style:name="T4" style:family="text">
      <style:text-properties fo:font-variant="normal" fo:text-transform="none" fo:color="#000000" style:font-name="Consolas" fo:font-size="12pt" fo:letter-spacing="normal" fo:font-style="normal" fo:font-weight="normal"/>
    </style:style>
    <style:style style:name="T5" style:family="text">
      <style:text-properties fo:font-variant="normal" fo:text-transform="none" fo:color="#000000" style:font-name="Segoe UI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a52a2a" style:font-name="consolas" fo:font-size="11.25pt" fo:letter-spacing="normal" fo:font-style="normal" fo:font-weight="normal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Technikerschule Erlangen</text:p>
          </table:table-cell>
          <table:table-cell table:style-name="Table1.A1" office:value-type="string">
            <text:p text:style-name="Table_20_Contents">PHP Forms</text:p>
          </table:table-cell>
          <table:table-cell table:style-name="Table1.C1" office:value-type="string">
            <text:p text:style-name="Table_20_Contents">Datum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  <text:p text:style-name="Standard">Unter W3schools – PHP – PHP Forms finden Sie:</text:p>
      <text:p text:style-name="Standard"><text:tab/><text:tab/><text:tab/><text:a xlink:type="simple" xlink:href="https://www.w3schools.com/php/php_forms.asp">https://www.w3schools.com/php/php_forms.asp</text:a></text:p>
      <text:p text:style-name="Standard"><text:tab/><text:tab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HTML</text:p>
          </table:table-cell>
          <table:table-cell table:style-name="Table2.B1" office:value-type="string">
            <text:p text:style-name="P1">PHP in HTML</text:p>
          </table:table-cell>
        </table:table-row>
        <table:table-row>
          <table:table-cell table:style-name="Table2.A2" office:value-type="string">
            <text:p text:style-name="P1"><text:span text:style-name="T1">&lt;</text:span><text:span text:style-name="T2">html</text:span><text:span text:style-name="T1">&gt;</text:span><text:line-break/><text:span text:style-name="T1">&lt;</text:span><text:span text:style-name="T2">body</text:span><text:span text:style-name="T1">&gt;</text:span><text:line-break/><text:line-break/><text:span text:style-name="T1">&lt;</text:span><text:span text:style-name="T2">form </text:span><text:span text:style-name="T3">action</text:span><text:span text:style-name="T1">="welcome.php" </text:span><text:span text:style-name="T3">method</text:span><text:span text:style-name="T1">="post"&gt;</text:span><text:line-break/><text:span text:style-name="T4">Name:</text:span><text:span text:style-name="T1">&lt;</text:span><text:span text:style-name="T2">input </text:span><text:span text:style-name="T3">type</text:span><text:span text:style-name="T1">="text" </text:span><text:span text:style-name="T3">name</text:span><text:span text:style-name="T1">="name"&gt;&lt;</text:span><text:span text:style-name="T2">br</text:span><text:span text:style-name="T1">&gt;</text:span><text:line-break/><text:span text:style-name="T4">E-mail:</text:span><text:span text:style-name="T1">&lt;</text:span><text:span text:style-name="T2">input </text:span><text:span text:style-name="T3">type</text:span><text:span text:style-name="T1">="text" </text:span><text:span text:style-name="T3">name</text:span><text:span text:style-name="T1">="email"&gt;&lt;</text:span><text:span text:style-name="T2">br</text:span><text:span text:style-name="T1">&gt;</text:span><text:line-break/><text:span text:style-name="T1">&lt;</text:span><text:span text:style-name="T2">input </text:span><text:span text:style-name="T3">type</text:span><text:span text:style-name="T1">="submit"&gt;</text:span><text:line-break/><text:span text:style-name="T1">&lt;</text:span><text:span text:style-name="T2">/form</text:span><text:span text:style-name="T1">&gt;</text:span> </text:p>
          </table:table-cell>
          <table:table-cell table:style-name="Table2.B2" office:value-type="string">
            <text:p text:style-name="P1"><text:span text:style-name="T4">&lt;html&gt;</text:span><text:line-break/><text:span text:style-name="T4">&lt;body&gt;</text:span><text:line-break/><text:span text:style-name="T4">Welcome </text:span></text:p>
            <text:p text:style-name="P5">&lt;?php </text:p>
            <text:p text:style-name="P5">echo $_POST["name"]; ?&gt;</text:p>
            <text:p text:style-name="P5">&lt;br&gt;Your email address is: </text:p>
            <text:p text:style-name="P1"><text:span text:style-name="T4">&lt;?php echo $_POST["email"]; ?&gt;</text:span><text:line-break/><text:span text:style-name="T4">&lt;/body&gt;</text:span><text:line-break/><text:span text:style-name="T4">&lt;/html&gt;</text:span> </text:p>
          </table:table-cell>
        </table:table-row>
      </table:table>
      <text:p text:style-name="Standard"/>
      <text:p text:style-name="Standard">PHP kann ins HTML eingebettet sein mittels dem Tag _______________________________</text:p>
      <text:p text:style-name="Standard"/>
      <text:p text:style-name="Standard">Die Eingaben der vorherigen Seite können abgefragt werden mittels ________________________</text:p>
      <text:p text:style-name="Standard"/>
      <text:p text:style-name="Standard">d.h. Die PHP Variable heisst ______________________________________________</text:p>
      <text:p text:style-name="Standard"/>
      <text:p text:style-name="Standard">Für die Methode 'get' heisst die Varaiable allerdings ______________________________________</text:p>
      <text:p text:style-name="Standard"/>
      <text:p text:style-name="Standard">Folgende Zeile ermöglicht den Aufruf den selben HTML-Datei als action:</text:p>
      <text:p text:style-name="P2"><text:span text:style-name="T4">&lt;form method="post" action="&lt;?php echo $_SERVER["PHP_SELF"];?&gt;"&gt;</text:span> </text:p>
      <text:p text:style-name="P2"/>
      <text:p text:style-name="P2">Was für eine Gefahr birgt diese Zeile _____________________________________________</text:p>
      <text:p text:style-name="P2"/>
      <text:p text:style-name="P2">Wie kann man dies vermeiden? _________________________________________________</text:p>
      <text:p text:style-name="P2"/>
      <text:p text:style-name="P2"/>
      <text:p text:style-name="P2">Ausserdem kann man folgendes verwenden:</text:p>
      <text:p text:style-name="P2"/>
      <text:p text:style-name="P2"><text:span text:style-name="T4">&lt;form method="post" action="&lt;?php echo <text:tab/><text:tab/><text:tab/><text:tab/>htmlspecialchars($_SERVER["PHP_SELF"]);?&gt;"&gt;</text:span> </text:p>
      <text:p text:style-name="P2"/>
      <text:p text:style-name="P2">Dabei stellt ____________________________________ das keine schadhaften Zeichen im URL landen. <text:s/></text:p>
      <text:p text:style-name="P2"/>
      <text:p text:style-name="P2"/>
      <text:p text:style-name="P2">Unter Unter W3schools – PHP – PHP Forms – PHP Form Validation finden Sie:</text:p>
      <text:p text:style-name="P2"><text:a xlink:type="simple" xlink:href="https://www.w3schools.com/php/php_form_validation.asp">https://www.w3schools.com/php/php_form_validation.asp</text:a><text:span text:style-name="T5"> </text:span></text:p>
      <text:p text:style-name="P4"/>
      <text:p text:style-name="P4">finden Sie genau was htmlspecialchars macht.</text:p>
      <text:h text:style-name="P9" text:outline-level="3"><text:soft-page-break/>→ Try it unter Validate Form Data With PHP</text:h>
      <text:p text:style-name="P10"/>
      <text:p text:style-name="P10">Versuchen Sie durch Eingaben die Funktionsweise zu ermitteln</text:p>
      <text:p text:style-name="P10">Testen Sie dabei </text:p>
      <text:list xml:id="list1629491007110602959" text:style-name="L1">
        <text:list-item>
          <text:p text:style-name="P11">Leerzeichen am Anfang oder Ende der Eingabe</text:p>
        </text:list-item>
        <text:list-item>
          <text:p text:style-name="P11">/ </text:p>
        </text:list-item>
        <text:list-item>
          <text:p text:style-name="P13"><text:span text:style-name="T6">&lt;b&gt;bold&lt;/b&gt;</text:span><text:span text:style-name="T5"> </text:span></text:p>
        </text:list-item>
      </text:list>
      <text:p text:style-name="P10"/>
      <text:p text:style-name="P10">https://www.w3schools.com/php/func_string_trim.asp</text:p>
      <text:p text:style-name="P3"><text:a xlink:type="simple" xlink:href="https://www.w3schools.com/PHP/func_string_stripslashes.asp"><text:span text:style-name="T5">https://www.w3schools.com/PHP/func_string_stripslashes.asp</text:span></text:a></text:p>
      <text:p text:style-name="P3"><text:a xlink:type="simple" xlink:href="https://www.w3schools.com/php/func_string_htmlspecialchars.asp"><text:span text:style-name="T5">https://www.w3schools.com/php/func_string_htmlspecialchars.asp</text:span></text:a></text:p>
      <text:p text:style-name="P10"/>
      <text:p text:style-name="P10">Um noch mehr PHP zu verstehen, schauen Sie</text:p>
      <text:p text:style-name="P12">→ Try It unter PHP Form Required → PHP – Display the Error Message</text:p>
      <text:p text:style-name="P10">https://www.w3schools.com/php/php_form_required.asp</text:p>
      <text:p text:style-name="P4"/>
      <text:p text:style-name="P4"/>
      <text:p text:style-name="P4"/>
      <text:p text:style-name="P4">Editieren Sie http.conf</text:p>
      <text:p text:style-name="P4"/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<text:bookmark text:name="LC1"/>&lt;FilesMatch "\.html$"&gt;<text:bookmark text:name="L2"/></text:p>
          </table:table-cell>
          <table:table-cell table:style-name="Table3.B1" office:value-type="string">
            <text:p text:style-name="P6"/>
          </table:table-cell>
        </table:table-row>
        <table:table-row>
          <table:table-cell table:style-name="Table3.A1" office:value-type="string">
            <text:p text:style-name="P6"><text:bookmark text:name="LC2"/></text:p>
          </table:table-cell>
          <table:table-cell table:style-name="Table3.A1" office:value-type="string">
            <text:p text:style-name="P7">SetHandler application/x-httpd-php<text:bookmark text:name="L3"/></text:p>
          </table:table-cell>
        </table:table-row>
        <table:table-row>
          <table:table-cell table:style-name="Table3.A1" office:value-type="string">
            <text:p text:style-name="P8"><text:bookmark text:name="LC3"/>&lt;FilesMatch&gt;</text:p>
          </table:table-cell>
          <table:table-cell table:style-name="Table3.A1" office:value-type="string">
            <text:p text:style-name="P7"/>
          </table:table-cell>
        </table:table-row>
      </table:table>
      <text:p text:style-name="P4"/>
      <text:p text:style-name="P4"/>
      <text:p text:style-name="P4">Verarbeiten Sie die Eingaben aus dem Formular – vorherige Übu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, 'courier new'"/>
    <style:font-face style:name="SFMono-Regular" svg:font-family="SFMono-Regular, Consolas, 'Liberation Mono', Menlo, Courier, monospace"/>
    <style:font-face style:name="Segoe UI" svg:font-family="'Segoe UI', Arial, sans-serif"/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07:02:04.98</meta:creation-date>
    <dc:date>2017-11-28T21:44:07.12</dc:date>
    <meta:editing-duration>PT2H4M31S</meta:editing-duration>
    <meta:editing-cycles>9</meta:editing-cycles>
    <meta:generator>OpenOffice.org/3.4.1$Win32 OpenOffice.org_project/341m1$Build-9593</meta:generator>
    <meta:document-statistic meta:table-count="3" meta:image-count="0" meta:object-count="0" meta:page-count="2" meta:paragraph-count="46" meta:word-count="231" meta:character-count="2143"/>
  </office:meta>
</office:document-meta>
</file>